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000" draw:fill-color="#008000" draw:opacity="100%" draw:opacity-name="Transparency_20_3" draw:textarea-vertical-align="middle" draw:auto-grow-height="false" fo:min-height="3.561cm" fo:min-width="3.31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7f50" draw:fill-color="#ff7f50" draw:opacity="100%" draw:opacity-name="Transparency_20_3" draw:textarea-vertical-align="middle" draw:auto-grow-height="false" fo:min-height="3.561cm" fo:min-width="3.311cm"/>
    </style:style>
    <style:style style:name="gr5" style:family="graphic" style:parent-style-name="standard">
      <style:graphic-properties svg:stroke-color="#7b68ee" draw:fill-color="#7b68ee" draw:opacity="100%" draw:opacity-name="Transparency_20_3" draw:textarea-vertical-align="middle" draw:auto-grow-height="false" fo:min-height="3.561cm" fo:min-width="3.311cm"/>
    </style:style>
    <style:style style:name="P1" style:family="paragraph">
      <loext:graphic-properties draw:fill-color="#008000" draw:opacity="100%" draw:opacity-name="Transparency_20_3"/>
      <style:paragraph-properties fo:text-align="center"/>
      <style:text-properties style:font-name="Noto Serif"/>
    </style:style>
    <style:style style:name="P2" style:family="paragraph">
      <style:paragraph-properties fo:text-align="center"/>
      <style:text-properties style:font-name="Noto Serif"/>
    </style:style>
    <style:style style:name="P3" style:family="paragraph">
      <loext:graphic-properties draw:fill="none" draw:fill-color="#ffffff"/>
      <style:text-properties style:font-name="Noto Serif"/>
    </style:style>
    <style:style style:name="P4" style:family="paragraph">
      <style:text-properties style:font-name="Noto Serif"/>
    </style:style>
    <style:style style:name="P5" style:family="paragraph">
      <loext:graphic-properties draw:fill-color="#ff7f50" draw:opacity="100%" draw:opacity-name="Transparency_20_3"/>
      <style:paragraph-properties fo:text-align="center"/>
    </style:style>
    <style:style style:name="P6" style:family="paragraph">
      <loext:graphic-properties draw:fill-color="#7b68ee" draw:opacity="100%" draw:opacity-name="Transparency_20_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9.255cm" svg:y="5.064cm">
          <text:p/>
          <draw:enhanced-geometry svg:viewBox="0 0 21600 21600" draw:text-areas="0 0 21600 21600" draw:type="circular-arrow" draw:modifiers="-148.75831610466 -2.85216935051792 8713.706775455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3" draw:layer="layout" svg:width="4.007cm" svg:height="1.11cm" svg:x="7.096cm" svg:y="11.447cm">
          <draw:text-box>
            <text:p text:style-name="P2">Application</text:p>
          </draw:text-box>
        </draw:frame>
        <draw:frame draw:style-name="gr3" draw:text-style-name="P3" draw:layer="layout" svg:width="4.071cm" svg:height="1.11cm" svg:x="5.826cm" svg:y="6.588cm">
          <draw:text-box>
            <text:p text:style-name="P2">Exploration</text:p>
          </draw:text-box>
        </draw:frame>
        <draw:frame draw:style-name="gr3" draw:text-style-name="P3" draw:layer="layout" svg:width="6.564cm" svg:height="1.969cm" svg:x="10.438cm" svg:y="7.921cm">
          <draw:text-box>
            <text:p text:style-name="P2">Concept Invention</text:p>
            <text:p text:style-name="P4">(Term Introduction)</text:p>
          </draw:text-box>
        </draw:frame>
        <draw:custom-shape draw:style-name="gr4" draw:text-style-name="P5" draw:layer="layout" svg:width="3.81cm" svg:height="3.81cm" svg:x="5.318cm" svg:y="7.985cm">
          <text:p/>
          <draw:enhanced-geometry svg:viewBox="0 0 21600 21600" draw:text-areas="0 0 21600 21600" draw:type="circular-arrow" draw:modifiers="96.7155810746 -140.535145000899 8725.46280323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6" draw:layer="layout" svg:width="3.81cm" svg:height="3.81cm" svg:x="10.652cm" svg:y="8.62cm">
          <text:p/>
          <draw:enhanced-geometry svg:viewBox="0 0 21600 21600" draw:text-areas="0 0 21600 21600" draw:type="circular-arrow" draw:modifiers="-8.68165403468663 104.169559234609 9157.217921448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Mayfield</meta:initial-creator>
    <meta:creation-date>2017-03-07T11:18:30.012428284</meta:creation-date>
    <dc:date>2017-03-07T11:28:58.535793842</dc:date>
    <dc:creator>Chris Mayfield</dc:creator>
    <meta:editing-duration>PT10M28S</meta:editing-duration>
    <meta:editing-cycles>2</meta:editing-cycles>
    <meta:generator>LibreOffice/5.3.0.3$Linux_X86_64 LibreOffice_project/30m0$Build-3</meta:generator>
    <meta:document-statistic meta:object-count="6"/>
  </office:meta>
</office:document-meta>
</file>